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Arial" style:font-name-asian="Arial1" style:font-name-complex="Arial1"/>
    </style:style>
    <style:style style:name="P2" style:family="paragraph" style:parent-style-name="Standard">
      <style:text-properties fo:font-style="italic" style:font-style-asian="italic"/>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top="0.222in" fo:margin-bottom="0.0555in" loext:contextual-spacing="false" fo:line-height="100%"/>
      <style:text-properties fo:font-size="14pt" style:font-size-asian="14pt" style:font-size-complex="14pt"/>
    </style:style>
    <style:style style:name="P5" style:family="paragraph" style:parent-style-name="Heading_20_3">
      <style:text-properties style:font-name="Roboto" style:font-name-asian="Roboto1" style:font-name-complex="Roboto1"/>
    </style:style>
    <style:style style:name="P6" style:family="paragraph" style:parent-style-name="Heading_20_2">
      <style:paragraph-properties fo:break-before="page"/>
    </style:style>
    <style:style style:name="P7" style:family="paragraph" style:parent-style-name="Title" style:master-page-name="Standard">
      <style:paragraph-properties style:page-number="1"/>
    </style:style>
    <style:style style:name="P8" style:family="paragraph">
      <loext:graphic-properties draw:fill="solid" draw:fill-color="#a0a0a0"/>
      <style:paragraph-properties fo:text-align="cente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font-name="Roboto" style:font-name-asian="Roboto1" style:font-name-complex="Roboto1"/>
    </style:style>
    <style:style style:name="T5" style:family="text">
      <style:text-properties style:font-name="Roboto" fo:font-weight="bold" style:font-name-asian="Roboto1" style:font-weight-asian="bold" style:font-name-complex="Roboto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5v5oyr7iyu0s"/>Design Document Template</text:p>
      <text:p text:style-name="Standard"><text:span text:style-name="T1">Last Update:</text:span></text:p>
      <text:p text:style-name="Standard"><text:span text:style-name="T1">First Proposed:</text:span></text:p>
      <text:p text:style-name="Standard"><text:span text:style-name="T1">Author(s):</text:span></text:p>
      <text:p text:style-name="Standard"><text:span text:style-name="T1">Reviewer(s):</text:span></text:p>
      <text:p text:style-name="Standard"><text:span text:style-name="T1">Status: [Draft, Final]</text:span></text:p>
      <text:p text:style-name="Heading_20_1"><text:bookmark text:name="_pof9w06px0w4"/>Objective</text:p>
      <text:p text:style-name="Standard">Give a brief description of the goals of your project. What questions do you hope to address? What value will you be adding to the space? </text:p>
      <text:p text:style-name="Heading_20_1"><text:bookmark text:name="_42tb3fme5zq"/>Background</text:p>
      <text:p text:style-name="Standard">Describe the background and context for this project. What is the motivation for studying this topic? What other work has been done -- what was good and where does it fall short? If your project is interdisciplinary, give an overview of the key ideas from the connecting disciplines. </text:p>
      <text:p text:style-name="Standard"/>
      <text:p text:style-name="Heading_20_1"><text:bookmark text:name="_4m5qednffmt9"/>Data Collection </text:p>
      <text:p text:style-name="Standard">Describe your preliminary ideas for data collection and cleaning. Are you planning to use datasets that are already compiled? Will you need to pull supplemental information from additional sources? What plans do you have to clean and prepare your data? How much time are you budgeting for the data collection and cleaning process? It’s very easy to underestimate this step!!</text:p>
      <text:p text:style-name="Heading_20_1"><text:bookmark text:name="_8wxg21wa9f08"/>Detail Design/Ideas</text:p>
      <text:p text:style-name="Standard">Provide a detailed overview of the project design. How will you approach the problem? What ideas/experiments do you have planned? Where will <text:s/>Detail write ups on design approaches, ideas/experiment planned, requirements, timeline/schedule, etc.</text:p>
      <text:p text:style-name="Standard"/>
      <text:p text:style-name="Standard"><text:span text:style-name="T2">Tips</text:span>:</text:p>
      <text:list xml:id="list1064724191" text:style-name="WWNum1">
        <text:list-item>
          <text:p text:style-name="P3">Focus on design, not implementation.</text:p>
        </text:list-item>
        <text:list-item>
          <text:p text:style-name="P3">A picture is worth a thousand words. <text:s/>A diagram or drawing of the data and model at times is much easier to understand than words.</text:p>
        </text:list-item>
        <text:list-item>
          <text:p text:style-name="P3">If describing alternatives (e.g. approach, platform, algorithm), explain why it’s not part of your design.</text:p>
        </text:list-item>
        <text:list-item>
          <text:p text:style-name="P3">If you take a different approach than originally designed, come back and update your design docs. </text:p>
        </text:list-item>
      </text:list>
      <text:p text:style-name="Standard"/>
      <text:p text:style-name="Heading_20_1"><text:bookmark text:name="_id0rpxxpywvz"/>Project Plan and Schedule</text:p>
      <text:p text:style-name="Standard">Provide a project plan that includes a list of intermediate goals and milestones and timelines. You will update this project plan throughout the project. Also include the schedule of when different team members will be taking on the program manager and note taker roles. </text:p>
      <text:p text:style-name="Heading_20_1"><text:bookmark text:name="_at5s32uaua4k"/>Fairness Considerations</text:p>
      <text:p text:style-name="Standard"><text:soft-page-break/>Complete the ethical storyboarding activity (copied at the end of this document). You will also complete this again as part of your final project, as it is critical to consider ethical implications early and often throughout any project. </text:p>
      <text:p text:style-name="Heading_20_1"><text:bookmark text:name="_r6wf2n8zr9e"/>References</text:p>
      <text:p text:style-name="Standard">Provide an annotated list of reference materials that you used in preparing these design documents, as well as any additional references that you plan to use in your project. </text:p>
      <text:p text:style-name="P6"><text:bookmark text:name="_4yylpw4k1t58"/><text:span text:style-name="T4">Ethical Storyboarding Activity</text:span></text:p>
      <text:p text:style-name="Heading_20_3"><text:bookmark text:name="_qzhd1cluqwuo"/><draw:rect text:anchor-type="as-char" style:rel-width="100%" draw:z-index="0" draw:style-name="gr1" draw:text-style-name="P8" svg:width="0.0012in" svg:height="0.0213in"><text:p/></draw:rect><text:span text:style-name="T4">Write a one-paragraph story describing a fictional person who was </text:span><text:span text:style-name="T5">positively</text:span><text:span text:style-name="T4"> affected by a model trained with these data.</text:span></text:p>
      <text:p text:style-name="P5"><text:bookmark text:name="_5pfsv6i2y97f"/></text:p>
      <text:p text:style-name="P5"><text:bookmark text:name="_5kiszfum1w6a"/></text:p>
      <text:p text:style-name="P1"/>
      <text:p text:style-name="P1"/>
      <text:p text:style-name="P1"/>
      <text:p text:style-name="Heading_20_3"><text:bookmark text:name="_1yxzuzkd38bf"/><text:span text:style-name="T4">Write a one-paragraph story describing a fictional person who was </text:span><text:span text:style-name="T5">negatively</text:span><text:span text:style-name="T4"> affected by a model trained with these data.</text:span></text:p>
      <text:p text:style-name="P5"><text:bookmark text:name="_uc4zkcakqqkc"/></text:p>
      <text:p text:style-name="P4"/>
      <text:p text:style-name="P4"/>
      <text:p text:style-name="P5"><text:bookmark text:name="_ao3zjs24wdjw"/></text:p>
      <text:p text:style-name="Heading_20_3"><text:bookmark text:name="_xrvienuojpcq"/><draw:rect text:anchor-type="as-char" style:rel-width="100%" draw:z-index="1" draw:style-name="gr1" draw:text-style-name="P8" svg:width="0.0012in" svg:height="0.0213in"><text:p/></draw:rect><text:span text:style-name="T4">Describe at least two </text:span><text:span text:style-name="T5">sources of</text:span><text:span text:style-name="T4"> </text:span><text:span text:style-name="T5">bias</text:span><text:span text:style-name="T4"> the particular model in your story could have.</text:span></text:p>
      <text:p text:style-name="P5"><text:bookmark text:name="_c5ez0jjyjv5"/></text:p>
      <text:p text:style-name="P5"><text:bookmark text:name="_ohbt3hvsb47w"/></text:p>
      <text:p text:style-name="P5"><text:bookmark text:name="_r86d7r1d33if"/></text:p>
      <text:p text:style-name="P1"/>
      <text:p text:style-name="P1"/>
      <text:p text:style-name="Heading_20_3"><text:bookmark text:name="_vyv2gytjn31a"/><text:span text:style-name="T4">Describe at least one way we could </text:span><text:span text:style-name="T5">modify the</text:span><text:span text:style-name="T4"> </text:span><text:span text:style-name="T5">model</text:span><text:span text:style-name="T4"> to mitigate this bias.</text:span></text:p>
      <text:p text:style-name="Standard"><text:span text:style-name="T1">E.g. What can we do when designing our model to account for inherent bias in the input data?</text:span></text:p>
      <text:p text:style-name="P2"/>
      <text:p text:style-name="P2"/>
      <text:p text:style-name="P2"/>
      <text:p text:style-name="P2"/>
      <text:p text:style-name="P2"/>
      <text:p text:style-name="P2"/>
      <text:p text:style-name="P2"><text:soft-page-break/></text:p>
      <text:p text:style-name="Standard"/>
      <text:p text:style-name="Standard"/>
      <text:p text:style-name="Standard"/>
      <text:p text:style-name="Standard"><draw:rect text:anchor-type="as-char" style:rel-width="100%" draw:z-index="2" draw:style-name="gr1" draw:text-style-name="P8" svg:width="0.0012in" svg:height="0.0213in"><text:p/></draw:rect></text:p>
      <text:p text:style-name="Heading_20_3"><text:bookmark text:name="_4fm34qg83leq"/><text:span text:style-name="T4">Describe at least one way we could </text:span><text:span text:style-name="T5">modify the</text:span><text:span text:style-name="T4"> </text:span><text:span text:style-name="T5">dataset</text:span><text:span text:style-name="T4"> to mitigate this bias.</text:span></text:p>
      <text:p text:style-name="Standard"><text:span text:style-name="T1">E.g. What could we do differently if we collected these data again? </text:span></text:p>
      <text:p text:style-name="P5"><text:bookmark text:name="_3fo73fm6xz1"/></text:p>
      <text:p text:style-name="P5"><text:bookmark text:name="_juzkbet3xz1b"/></text:p>
      <text:p text:style-name="P5"><text:bookmark text:name="_m1wkfzk98ln4"/></text:p>
      <text:p text:style-name="P1"/>
      <text:p text:style-name="P1"/>
      <text:p text:style-name="Heading_20_3"><text:bookmark text:name="_h194a4paoq1j"/><draw:rect text:anchor-type="as-char" style:rel-width="100%" draw:z-index="3" draw:style-name="gr1" draw:text-style-name="P8" svg:width="0.0012in" svg:height="0.0213in"><text:p/></draw:rect></text:p>
      <text:p text:style-name="Heading_20_3"><text:bookmark text:name="_p6j7s4p4vr2"/><text:span text:style-name="T4">Describe at least one way we could </text:span><text:span text:style-name="T5">modify the context</text:span><text:span text:style-name="T4"> surrounding the model</text:span><text:span text:style-name="T5"> </text:span><text:span text:style-name="T4">to mitigate this bias.</text:span></text:p>
      <text:p text:style-name="Standard"><text:span text:style-name="T1">E.g. What human practices or policies could we put in place to protect people within the social system where this model is used? </text:span></text:p>
      <text:p text:style-name="P5"><text:bookmark text:name="_u35oyedr2es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3c78d8" style:font-name="Google Sans" fo:font-family="'Google Sans'" style:font-family-generic="roman" style:font-pitch="variable" fo:font-size="20pt" style:font-name-asian="Google Sans1" style:font-family-asian="'Google Sans'" style:font-family-generic-asian="system" style:font-pitch-asian="variable" style:font-size-asian="20pt" style:font-name-complex="Google Sans1" style:font-family-complex="'Google Sans'"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style:font-name="Google Sans" fo:font-family="'Google Sans'" style:font-family-generic="roman" style:font-pitch="variable" fo:font-size="16pt" style:font-name-asian="Google Sans1" style:font-family-asian="'Google Sans'" style:font-family-generic-asian="system" style:font-pitch-asian="variable" style:font-size-asian="16pt" style:font-name-complex="Google Sans1" style:font-family-complex="'Google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style:font-name="Google Sans" fo:font-family="'Google Sans'" style:font-family-generic="roman" style:font-pitch="variable" fo:font-size="14pt" style:font-name-asian="Google Sans1" style:font-family-asian="'Google Sans'" style:font-family-generic-asian="system" style:font-pitch-asian="variable" style:font-size-asian="14pt" style:font-name-complex="Google Sans1" style:font-family-complex="'Google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style:font-name="Google Sans" fo:font-family="'Google Sans'" style:font-family-generic="roman" style:font-pitch="variable" fo:font-size="12pt"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Google Sans" fo:font-family="'Google Sans'" style:font-family-generic="roman" style:font-pitch="variable" fo:font-size="26pt" style:font-name-asian="Google Sans1" style:font-family-asian="'Google Sans'" style:font-family-generic-asian="system" style:font-pitch-asian="variable" style:font-size-asian="26pt" style:font-name-complex="Google Sans1" style:font-family-complex="'Google Sans'"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37" meta:word-count="523" meta:character-count="3203" meta:non-whitespace-character-count="2708"/>
    <meta:generator>LibreOfficeDev/6.0.5.2$Linux_X86_64 LibreOffice_project/</meta:generator>
  </office:meta>
</office:document-meta>
</file>